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1.979cm"/>
    </style:style>
    <style:style style:name="co3" style:family="table-column">
      <style:table-column-properties fo:break-before="auto" style:column-width="9.60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96cm"/>
    </style:style>
    <style:style style:name="co6" style:family="table-column">
      <style:table-column-properties fo:break-before="auto" style:column-width="2.7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artHarz-Thermome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osong_DH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T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P_Radial_D4.0mm_P1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O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84-50V-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Radial_D5.0mm_P2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OLED_Display_128x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rrelJack_Wuerth_6941xx301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EMOS_D1_mini_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Mos_D1_min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51" meta:object-count="0"/>
    <meta:generator>LibreOffice/7.3.2.2$Windows_X86_64 LibreOffice_project/49f2b1bff42cfccbd8f788c8dc32c1c309559be0</meta:generator>
  </office:meta>
</office:document-meta>
</file>